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837cm" fo:min-width="0.002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04cm" fo:min-width="0.9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1.4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2.157cm"/>
    </style:style>
    <style:style style:name="gr8" style:family="graphic" style:parent-style-name="objectwithoutfill">
      <style:graphic-properties svg:stroke-color="#000000" draw:marker-end="Small_20_Arrow" draw:marker-end-width="0.1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6pt" style:font-size-asian="18pt" style:font-size-complex="18pt"/>
    </style:style>
    <style:style style:name="P4" style:family="paragraph">
      <style:paragraph-properties fo:text-align="center" style:writing-mode="lr-tb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style:font-size-asian="18pt" style:font-size-complex="18pt"/>
    </style:style>
    <style:style style:name="P6" style:family="paragraph"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2cm" svg:height="8.087cm" svg:x="7.224cm" svg:y="2.02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91cm" svg:y1="4.242cm" svg:x2="7.648cm" svg:y2="4.242cm">
          <text:p/>
        </draw:line>
        <draw:line draw:style-name="gr2" draw:text-style-name="P1" draw:layer="layout" svg:x1="7.291cm" svg:y1="9.629cm" svg:x2="7.648cm" svg:y2="9.629cm">
          <text:p/>
        </draw:line>
        <draw:line draw:style-name="gr2" draw:text-style-name="P1" draw:layer="layout" svg:x1="7.291cm" svg:y1="8.815cm" svg:x2="7.648cm" svg:y2="8.815cm">
          <text:p/>
        </draw:line>
        <draw:line draw:style-name="gr2" draw:text-style-name="P1" draw:layer="layout" svg:x1="7.291cm" svg:y1="7.9cm" svg:x2="7.648cm" svg:y2="7.9cm">
          <text:p/>
        </draw:line>
        <draw:line draw:style-name="gr2" draw:text-style-name="P1" draw:layer="layout" svg:x1="7.291cm" svg:y1="6.986cm" svg:x2="7.648cm" svg:y2="6.986cm">
          <text:p/>
        </draw:line>
        <draw:line draw:style-name="gr2" draw:text-style-name="P1" draw:layer="layout" svg:x1="7.291cm" svg:y1="6.071cm" svg:x2="7.648cm" svg:y2="6.071cm">
          <text:p/>
        </draw:line>
        <draw:line draw:style-name="gr2" draw:text-style-name="P1" draw:layer="layout" svg:x1="7.291cm" svg:y1="5.157cm" svg:x2="7.648cm" svg:y2="5.157cm">
          <text:p/>
        </draw:line>
        <draw:line draw:style-name="gr2" draw:text-style-name="P1" draw:layer="layout" svg:x1="7.291cm" svg:y1="3.328cm" svg:x2="7.648cm" svg:y2="3.328cm">
          <text:p/>
        </draw:line>
        <draw:line draw:style-name="gr2" draw:text-style-name="P1" draw:layer="layout" svg:x1="7.291cm" svg:y1="2.413cm" svg:x2="7.648cm" svg:y2="2.413cm">
          <text:p/>
        </draw:line>
        <draw:line draw:style-name="gr3" draw:text-style-name="P1" draw:layer="layout" svg:x1="7.269cm" svg:y1="2cm" svg:x2="7.309cm" svg:y2="9.674cm">
          <text:p/>
        </draw:line>
        <draw:custom-shape draw:style-name="gr4" draw:text-style-name="P3" draw:layer="layout" svg:width="1.433cm" svg:height="0.554cm" svg:x="6.782cm" svg:y="1.459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962cm" svg:height="0.641cm" svg:x="3.985cm" svg:y="4.392cm">
          <draw:text-box>
            <text:p text:style-name="P4"><text:span text:style-name="T2">Wires to probes</text:span></text:p>
          </draw:text-box>
        </draw:frame>
        <draw:frame draw:style-name="gr6" draw:text-style-name="P7" draw:layer="layout" svg:width="4.215cm" svg:height="0.641cm" svg:x="7.985cm" svg:y="3.946cm">
          <draw:text-box>
            <text:p text:style-name="P6"><text:span text:style-name="T2">Non-conductive support</text:span></text:p>
          </draw:text-box>
        </draw:frame>
        <draw:frame draw:style-name="gr7" draw:text-style-name="P5" draw:layer="layout" svg:width="4.054cm" svg:height="1.031cm" svg:x="7.741cm" svg:y="6.754cm">
          <draw:text-box>
            <text:p text:style-name="P4"><text:span text:style-name="T2">Conductors at 100 mm</text:span></text:p>
            <text:p text:style-name="P4"><text:span text:style-name="T2">intervals</text:span></text:p>
          </draw:text-box>
        </draw:frame>
        <draw:line draw:style-name="gr8" draw:text-style-name="P1" draw:layer="layout" svg:x1="6.161cm" svg:y1="4.985cm" svg:x2="7.323cm" svg:y2="5.756cm">
          <text:p/>
        </draw:line>
        <draw:line draw:style-name="gr8" draw:text-style-name="P1" draw:layer="layout" svg:x1="9.106cm" svg:y1="4.54cm" svg:x2="7.742cm" svg:y2="5.512cm">
          <text:p/>
        </draw:line>
        <draw:line draw:style-name="gr8" draw:text-style-name="P1" draw:layer="layout" svg:x1="8.998cm" svg:y1="7.471cm" svg:x2="7.54cm" svg:y2="8.8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6-18T10:17:32.935007713</meta:creation-date>
    <dc:date>2017-06-18T10:29:48.204947182</dc:date>
    <dc:creator>Terry Coles</dc:creator>
    <meta:editing-duration>PT10M6S</meta:editing-duration>
    <meta:editing-cycles>2</meta:editing-cycles>
    <meta:generator>LibreOffice/5.3.1.2$Linux_X86_64 LibreOffice_project/30m0$Build-2</meta:generator>
    <meta:document-statistic meta:object-count="18"/>
  </office:meta>
</office:document-meta>
</file>